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Mikä minä olen</text:p>
      <text:p text:style-name="Normaali"/>
      <text:p text:style-name="Normaali">03 maalis 2015</text:p>
      <text:p text:style-name="Normaali"/>
      <text:p text:style-name="Normaali">Moi,<text:line-break/><text:line-break/>olen 16-vuotias nuori. Syntymässä minut luokiteltiin tytöksi, mutta nyt lähivuosina olen kyseenalaistanut sitä paljon. Minua ahdistaa, kun joku kutsuu minua tytöksi ja useimmiten syntymänimi ei tunnu omalta. Jo muutamia vuosia olen pukeutunut "poikien" vaatteisiin. Koitan piilottaa rintani käyttämällä urheiluliivejä, koska se tosiasia, että olen naisen kehossa saa minut ahdistumaan.<text:line-break/><text:line-break/>Mua ei ole oikeastaan kasvatettu tytöksi, vaan olen saanut vapaan kasvatuksen ja on ollut se prinsessavaihe. Mutta kuitenkin jo n. 6-vuotiaana aloin kotileikeissä olla isoveli ja kouluun mennessä kinusin, että saisin leikata<text:s/>hiukset sellaisiksi, kuin pojilla oli. Ala-asteella tunsin aina, että poikien kanssa oli kivointa olla ja tunsin kuuluvani joukkoon. Yläasteelle siirtyessä sain luvan leikata hiukset ja toteuttaa enemmän itseäni.<text:line-break/><text:line-break/>Sukupuoli-identiteetin puuttuminen on vaivannut jo aika kauan (sen lisäksi on ollut kiusaamista ja masennusta, jotka ovat pahentaneet asiaa.) ja haluaisin saada varmuutta. Sen tiedän, että tyttö en ole. Näen itseni homoseksuaalisessa suhteessa miehen kanssa ja heterosuhteessa naisen kanssa, mutta<text:s/>kuitenkin ajatus siitä, että minulla olisi miehen sukupuolielimet hämmentää minua. Olen muutaman kuukauden kuvannut itseäni termillä demiboy, mutta ei sekään tunnu enää oikealta. Haluaisin jotain varmuutta tai edes vihiä johonkin suuntaan, koska tämä ahdistaa ihan tosi paljon.</text:p>
      <text:p text:style-name="Normaali"/>
      <text:p text:style-name="Normaali">[Nimimerkki poistettu]</text:p>
      <text:p text:style-name="Normaali"/>
      <text:p text:style-name="Normaali"/>
      <text:p text:style-name="P3">Vastaus</text:p>
      <text:p text:style-name="Normaali"/>
      <text:p text:style-name="Normaali">Hei<text:s/><text:line-break/><text:line-break/>Olet virallisesti määritelty tytöksi mutta koet itsesi eri yhteyksissä pojaksi. Tytöksi samaistuminen tai nimittäminen ahdistavat sinua. Vanhempasi ovat antaneet tilaa omille valinnoillesi.<text:s/>Olisi todella tärkeää että pääsisit keskustelemaan tuntemuksistasi, ajatuksistasi ja kokemuksistasi sukupuolen moninaisuuskysymyksiin perehtyneen ihmisen kanssa. Onko sinulla mahdollisuus soittaa päivystykseemme joka on avoinna maanantaisin ja torstaisin klo 19 – 21 numerossa 044 300 2355. Tarvittaessa sinulla on mahdollisuus päästä aikanaan tutkimuksiin Helsingin tai Tampereen yliopistolliseen keskussairaalaan. Sitä ennen on kuitenkin hyvä että voit keskustellen edetä omissa pohdinnoissasi.<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6:46:00Z</meta:creation-date>
    <dc:date>2023-01-20T16:46:00Z</dc:date>
    <meta:template xlink:href="Normal.dotm" xlink:type="simple"/>
    <meta:editing-cycles>1</meta:editing-cycles>
    <meta:editing-duration>PT0S</meta:editing-duration>
    <meta:document-statistic meta:page-count="1" meta:paragraph-count="5" meta:word-count="277" meta:character-count="2518" meta:row-count="18" meta:non-whitespace-character-count="2246"/>
  </office:meta>
</office:document-meta>
</file>